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P Simplified W01 Bold1" svg:font-family="'HP Simplified W01 Bold'"/>
    <style:font-face style:name="HP Simplified W01 Regular" svg:font-family="'HP Simplified W01 Regular'"/>
    <style:font-face style:name="verdana" svg:font-family="verdana"/>
    <style:font-face style:name="FreeSans1" svg:font-family="FreeSans" style:font-family-generic="swiss"/>
    <style:font-face style:name="Courier 10 Pitch" svg:font-family="'Courier 10 Pitch'" style:font-pitch="fixed"/>
    <style:font-face style:name="HP Simplified W01 Bold" svg:font-family="'HP Simplified W01 Bold'" style:font-pitch="variable"/>
    <style:font-face style:name="HP Simplified W01 Regular1" svg:font-family="'HP Simplified W01 Regular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HP Simplified W01 Regular1" fo:font-size="12pt" officeooo:paragraph-rsid="00238473" style:font-size-asian="12pt" style:font-size-complex="12pt"/>
    </style:style>
    <style:style style:name="P3" style:family="paragraph" style:parent-style-name="Standard" style:list-style-name="L1">
      <style:text-properties style:font-name="HP Simplified W01 Regular1" fo:font-size="12pt" officeooo:paragraph-rsid="00238473"/>
    </style:style>
    <style:style style:name="P4" style:family="paragraph" style:parent-style-name="Text_20_body">
      <style:paragraph-properties fo:text-align="center" style:justify-single-word="false"/>
      <style:text-properties style:font-name="HP Simplified W01 Bold"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136887"/>
    </style:style>
    <style:style style:name="T2" style:family="text">
      <style:text-properties officeooo:rsid="001d4ba3"/>
    </style:style>
    <style:style style:name="T3" style:family="text">
      <style:text-properties officeooo:rsid="001e013f"/>
    </style:style>
    <style:style style:name="T4" style:family="text">
      <style:text-properties officeooo:rsid="001f073f"/>
    </style:style>
    <style:style style:name="T5" style:family="text">
      <style:text-properties officeooo:rsid="00204a3b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normal" officeooo:rsid="00204a3b"/>
    </style:style>
    <style:style style:name="T8" style:family="text">
      <style:text-properties fo:font-variant="normal" fo:text-transform="none" fo:color="#000000" fo:font-size="9pt" fo:letter-spacing="normal" fo:font-style="normal" fo:font-weight="normal"/>
    </style:style>
    <style:style style:name="T9" style:family="text">
      <style:text-properties fo:font-variant="normal" fo:text-transform="none" fo:color="#000000" fo:font-size="9pt" fo:letter-spacing="normal" fo:font-style="normal" fo:font-weight="normal" officeooo:rsid="00204a3b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204a3b"/>
    </style:style>
    <style:style style:name="T12" style:family="text">
      <style:text-properties fo:font-variant="normal" fo:text-transform="none" fo:color="#000000" fo:letter-spacing="normal" fo:font-style="normal" fo:font-weight="normal" officeooo:rsid="0024264b"/>
    </style:style>
    <style:style style:name="T13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letter-spacing="normal" fo:font-style="normal" fo:font-weight="normal" officeooo:rsid="0024264b" style:font-size-asian="12pt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sons in News</text:p>
      <text:list xml:id="list2528723737254369925" text:style-name="L1">
        <text:list-item>
          <text:p text:style-name="P1">Kailash Satyarthi<text:tab/>: Nobel piece prize winner <text:span text:style-name="T3">of </text:span>2014. His NGO's names is 'Bachpan <text:s/><text:tab/><text:tab/><text:tab/><text:tab/> <text:s/>Bachao Andolan'</text:p>
        </text:list-item>
        <text:list-item>
          <text:p text:style-name="P1">Malala Yousufzai<text:tab/>: Nobel piece prize winner <text:span text:style-name="T4">of </text:span>2014</text:p>
        </text:list-item>
        <text:list-item>
          <text:p text:style-name="P1">M B shash<text:tab/><text:tab/>: <text:span text:style-name="T2">C</text:span>hairman of SIT</text:p>
        </text:list-item>
        <text:list-item>
          <text:p text:style-name="P2"><text:span text:style-name="T11">Rajinder </text:span><text:span text:style-name="T5">Khanna<text:tab/>: </text:span><text:span text:style-name="T10">Rajinder Khanna will be the new chief of the Research and Analysis <text:tab/><text:tab/><text:tab/> <text:s/>Wing (RAW). He will replace Alok Joshi. Mr. Khanna will have have <text:tab/><text:tab/><text:tab/> <text:s/>two years tenure. The RAW is the primary external intelligence <text:tab/><text:tab/><text:tab/><text:tab/> <text:s/>agency of India.</text:span></text:p>
        </text:list-item>
        <text:list-item>
          <text:p text:style-name="P3"><text:span text:style-name="T13"> </text:span><text:span text:style-name="T14">Prakash Mishra<text:tab/>: </text:span><text:span text:style-name="T13">Director General of Central Reserve Police For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P Simplified W01 Bold1" svg:font-family="'HP Simplified W01 Bold'"/>
    <style:font-face style:name="HP Simplified W01 Regular" svg:font-family="'HP Simplified W01 Regular'"/>
    <style:font-face style:name="verdana" svg:font-family="verdana"/>
    <style:font-face style:name="FreeSans1" svg:font-family="FreeSans" style:font-family-generic="swiss"/>
    <style:font-face style:name="Courier 10 Pitch" svg:font-family="'Courier 10 Pitch'" style:font-pitch="fixed"/>
    <style:font-face style:name="HP Simplified W01 Bold" svg:font-family="'HP Simplified W01 Bold'" style:font-pitch="variable"/>
    <style:font-face style:name="HP Simplified W01 Regular1" svg:font-family="'HP Simplified W01 Regular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P Simplified W01 Bold1" fo:font-family="'HP Simplified W01 Bold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3:55:48.560633233</meta:creation-date>
    <meta:generator>LibreOffice/4.3.2.2$Linux_X86_64 LibreOffice_project/430m0$Build-2</meta:generator>
    <dc:date>2014-12-21T12:01:39.611437826</dc:date>
    <meta:editing-duration>PT32M48S</meta:editing-duration>
    <meta:editing-cycles>26</meta:editing-cycles>
    <meta:document-statistic meta:table-count="0" meta:image-count="0" meta:object-count="0" meta:page-count="1" meta:paragraph-count="6" meta:word-count="90" meta:character-count="520" meta:non-whitespace-character-count="416"/>
  </office:meta>
</office:document-meta>
</file>